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abelEventConverter.encode( 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LabelEventConverter.isMarshall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EventConvert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LabelEventConverter.decod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LabelEventConver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EventConverter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